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36c76" officeooo:paragraph-rsid="00136c76" style:font-size-asian="15pt" style:font-size-complex="15pt"/>
    </style:style>
    <style:style style:name="P2" style:family="paragraph" style:parent-style-name="Preformatted_20_Text">
      <style:text-properties fo:font-size="15pt" officeooo:rsid="00136c76" officeooo:paragraph-rsid="00136c76" style:font-size-asian="15pt" style:font-size-complex="15pt"/>
    </style:style>
    <style:style style:name="P3" style:family="paragraph" style:parent-style-name="Preformatted_20_Text">
      <style:paragraph-properties fo:break-before="page"/>
      <style:text-properties fo:font-size="15pt" officeooo:rsid="00136c76" officeooo:paragraph-rsid="00136c76" style:font-size-asian="15pt" style:font-size-complex="15pt"/>
    </style:style>
    <style:style style:name="T1" style:family="text">
      <style:text-properties officeooo:rsid="001499e8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56 霧夜的燈塔</text:p>
        <text:p text:style-name="P1"/>
        <text:p text:style-name="P1">早前電視無親像這陣遮普遍，</text:p>
        <text:p text:style-name="P1">Tsá-tsîng tiān-sī bô tshin-tshiūnn tsit-tsūn tsiah phóo-phiàn, </text:p>
        <text:p text:style-name="P1"/>
        <text:p text:style-name="P1">尤其庄跤人較散赤，</text:p>
        <text:p text:style-name="P1">iû-kî tsng-kha lâng khah sàn-tshiah, </text:p>
        <text:p text:style-name="P1"/>
        <text:p text:style-name="P1">買會起電視的無幾口灶。</text:p>
        <text:p text:style-name="P1">bé ē khí tiān-sī--ê bô kuí kháu-tsàu. </text:p>
        <text:p text:style-name="P1"/>
        <text:p text:style-name="P1">聽講阮草地的第一台電視就是阿母的嫁粧，</text:p>
        <text:p text:style-name="P1">Thiann-kóng guán tsháu-tē ê tē-it tâi tiān-sī tō sī a-bú ê kè-tsng, </text:p>
        <text:p text:style-name="P1"/>
        <text:p text:style-name="P1">逐遍厝裡若開電視，</text:p>
        <text:p text:style-name="P1">ta̍k piàn tshù--lí nā khui tiān-sī, </text:p>
        <text:p text:style-name="P1"/>
        <text:p text:style-name="P1">阮兜的客廳佮厝埕攏會𤲍誠濟人，</text:p>
        <text:p text:style-name="P1">guán tau ê kheh-thiann kah tshù-tiânn lóng ē kheh tsiânn tsē lâng, </text:p>
        <text:p text:style-name="P1"/>
        <text:p text:style-name="P1">袂輸咧搬大戲仝款。</text:p>
        <text:p text:style-name="P1">bē-su teh puann tuā-hì kāng-khuán.</text:p>
        <text:p text:style-name="P1"/>
        <text:p text:style-name="P1"/>
        <text:p text:style-name="P1"/>
        <text:p text:style-name="P1"/>
        <text:p text:style-name="P1">電視雖然好看，</text:p>
        <text:p text:style-name="P1">Tiān-sī sui-jiân hó-khuànn, </text:p>
        <text:p text:style-name="P1"/>
        <text:p text:style-name="P1">猶毋過阮阿媽因為目睭青盲，</text:p>
        <text:p text:style-name="P1">iáu-m̄-koh guán a-má in-uī ba̍k-tsiu tshenn-mê, </text:p>
        <text:p text:style-name="P1"/>
        <text:p text:style-name="P1">佇伊的枴仔邊永遠結一台細台的『la-jí-ooh』，</text:p>
        <text:p text:style-name="P1">tī i ê kuái-á-pinn íng-uán kiat tsi̍t tâi sè tâi ê ‘la-jí-ooh’, </text:p>
        <text:p text:style-name="P1"/>
        <text:p text:style-name="P1">阿媽講這才是伊上好的伴。</text:p>
        <text:p text:style-name="P1">a-má kóng tse tsiah sī i siōng hó ê phuānn. </text:p>
        <text:p text:style-name="P1"/>
        <text:p text:style-name="P1">阮阿媽上愛聽廣播劇，</text:p>
        <text:p text:style-name="P1">Guán a-má siōng ài thiann kóng-pòo-kio̍k, </text:p>
        <text:p text:style-name="P1"/>
        <text:p text:style-name="P1">尤其是「臺灣民間故事」，</text:p>
        <text:p text:style-name="P1">iû-kî sī “Tâi-uân bîn-kan kòo-sū”, </text:p>
        <text:p text:style-name="P1"/>
        <text:p text:style-name="P1">每一暗，</text:p>
        <text:p text:style-name="P1">muí tsi̍t àm, </text:p>
        <text:p text:style-name="P1"/>
        <text:p text:style-name="P1">阮一陣囡仔攏會覕佇棉襀被內底，</text:p>
        <text:p text:style-name="P1">guán tsi̍t tīn gín-á lóng ē bih tī mî-tsioh-phuē lāi-té, </text:p>
        <text:p text:style-name="P1"/>
        <text:p text:style-name="P1">綴阿媽做伙聽「林投姊仔」，</text:p>
        <text:p text:style-name="P1">tuè a-má tsò-hué thiann “Nâ-tâu-tsí--á”, </text:p>
        <text:p text:style-name="P1"/>
        <text:p text:style-name="P1">阮囡仔人又閣驚又閣愛聽。</text:p>
        <text:p text:style-name="P1">guán gín-á-lâng iū-koh kiann iū-koh ài thiann. </text:p>
        <text:p text:style-name="P1"/>
        <text:p text:style-name="P1"/>
        <text:p text:style-name="P3">故事定定會佇上緊張、</text:p>
        <text:p text:style-name="P1">Kòo-sū tiānn-tiānn ē tī siōng kín-tiunn, </text:p>
        <text:p text:style-name="P1"/>
        <text:p text:style-name="P1">上刺激的時陣，</text:p>
        <text:p text:style-name="P1">siōng tshì-kik ê sî-tsūn, </text:p>
        <text:p text:style-name="P1"/>
        <text:p text:style-name="P1">雄雄插一段：「囡仔著驚嘛嘛吼，</text:p>
        <text:p text:style-name="P1">hiông-hiông tshah tsi̍t tuānn: “Gín-á tio̍h-kiann mà-mà-háu, </text:p>
        <text:p text:style-name="P1"/>
        <text:p text:style-name="P1">請用烏矸仔標驚風散……。」</text:p>
        <text:p text:style-name="P1">tshiánn īng Oo kan-á phiau kiann hong sàn....” </text:p>
        <text:p text:style-name="P1"/>
        <text:p text:style-name="P1">這款賣藥仔的廣告，</text:p>
        <text:p text:style-name="P1">Tsit khuán bē io̍h-á ê kóng-kò, </text:p>
        <text:p text:style-name="P1"/>
        <text:p text:style-name="P1">予阮聽故事的情緒攏拍斷了了，</text:p>
        <text:p text:style-name="P1">hōo guán thiann kòo-sū ê tsîng-sū lóng phah-tn̄g liáu-liáu, </text:p>
        <text:p text:style-name="P1"/>
        <text:p text:style-name="P1">所以自細漢我就乞食下大願，</text:p>
        <text:p text:style-name="P1">sóo-í tsū sè-hàn guá tō khit-tsia̍h hē tuā guān,</text:p>
        <text:p text:style-name="P1"/>
        <text:p text:style-name="P1">向望以後會當開一間攏無廣告的電台，</text:p>
        <text:p text:style-name="P1"><text:s/>ǹg-bāng í-āu ē-tàng khui tsi̍t king lóng bô kóng-kò ê tiān-tâi, </text:p>
        <text:p text:style-name="P1"/>
        <text:p text:style-name="P1">專門為阮阿媽放送精彩的廣播劇。</text:p>
        <text:p text:style-name="P1">tsuan-bûn uī guán a-má hòng-sàng tsing-tshái ê kóng-pòo-kio̍k.</text:p>
        <text:p text:style-name="P1"/>
        <text:p text:style-name="P1"/>
        <text:p text:style-name="P1"/>
        <text:p text:style-name="P1"/>
        <text:p text:style-name="P1">大漢了後，</text:p>
        <text:p text:style-name="P1">Tuā-hàn liáu-āu, </text:p>
        <text:p text:style-name="P1"/>
        <text:p text:style-name="P1">我考入去廣播電台主持節目，</text:p>
        <text:p text:style-name="P1">guá khó ji̍p-khì kóng-pòo tiān-tâi tsú-tshî tsiat-bo̍k, </text:p>
        <text:p text:style-name="P1"/>
        <text:p text:style-name="P1">而且是彼款無賣藥仔的公家電台，</text:p>
        <text:p text:style-name="P1">jî-tshiánn sī hit khuán bô bē io̍h-á ê kong-ka tiān-tâi, </text:p>
        <text:p text:style-name="P1"/>
        <text:p text:style-name="P1">猶毋過因為聽眾大多數是漁民，</text:p>
        <text:p text:style-name="P1">iáu-m̄-koh in-uī thiann-tsiòng tuā-to-sòo sī hî-bîn, </text:p>
        <text:p text:style-name="P1"/>
        <text:p text:style-name="P1">所以節目以氣象資料、</text:p>
        <text:p text:style-name="P1">sóo-í tsiat-bo̍k í khì-siōng tsu-liāu, </text:p>
        <text:p text:style-name="P1"/>
        <text:p text:style-name="P1">漁市行情佮新聞為主，</text:p>
        <text:p text:style-name="P1">hî-tshī hâng-tsîng kah sin-bûn uî-tsú, </text:p>
        <text:p text:style-name="P1"/>
        <text:p text:style-name="P1">想欲放送廣播劇的心願，</text:p>
        <text:p text:style-name="P1">siūnn-beh hòng-sàng kóng-pòo-kio̍k ê sim-guān, </text:p>
        <text:p text:style-name="P1"/>
        <text:p text:style-name="P1">煞顛倒無法度來實現。</text:p>
        <text:p text:style-name="P1">suah tian-tó bô-huat-tōo lâi si̍t-hiān. </text:p>
        <text:p text:style-name="P1"/>
        <text:p text:style-name="P1"/>
        <text:p text:style-name="P3">阮的節目叫做「霧夜的燈塔」，</text:p>
        <text:p text:style-name="P1">Guán ê tsiat-bo̍k kiò-tsò “Bū iā ê ting-thah”, </text:p>
        <text:p text:style-name="P1"/>
        <text:p text:style-name="P1">漁民佇暗暝欲出海的時，</text:p>
        <text:p text:style-name="P1">hî-bîn tī àm-mê beh tshut-hái ê sî, </text:p>
        <text:p text:style-name="P1"/>
        <text:p text:style-name="P1">會敲電話入來點歌。</text:p>
        <text:p text:style-name="P1">ē khà tiān-uē ji̍p--lâi tiám kua. </text:p>
        <text:p text:style-name="P1"/>
        <text:p text:style-name="P1">In講收音機的聲就若親像霧夜的燈塔，</text:p>
        <text:p text:style-name="P1">In kóng siu-im-ki ê siann tō ná-tshin-tshiūnn bū-iā ê ting-thah, </text:p>
        <text:p text:style-name="P1"/>
        <text:p text:style-name="P1">予in佇烏暗的海面上，</text:p>
        <text:p text:style-name="P1">hōo in tī oo-àm ê hái-bīn siōng, </text:p>
        <text:p text:style-name="P1"/>
        <text:p text:style-name="P1">感覺有人咧做伴。</text:p>
        <text:p text:style-name="P1">kám-kak ū lâng teh tsò-phuānn.</text:p>
        <text:p text:style-name="P1"/>
        <text:p text:style-name="P1"/>
        <text:p text:style-name="P1"/>
        <text:p text:style-name="P1"/>
        <text:p text:style-name="P1">佇阮電台放送，</text:p>
        <text:p text:style-name="P1">Tī guán tiān-tâi hòng-sàng, </text:p>
        <text:p text:style-name="P1"/>
        <text:p text:style-name="P1">閩南語一定愛紲拍，</text:p>
        <text:p text:style-name="P1">Bân-lâm-gí it-tīng ài suà-phah, </text:p>
        <text:p text:style-name="P1"/>
        <text:p text:style-name="P1"/>
        <text:p text:style-name="P1"/>
        <text:p text:style-name="P1"/>
        <text:p text:style-name="P1">毋但文白音愛分予清，</text:p>
        <text:p text:style-name="P1">m̄-nā bûn pe̍h im ài hun hōo tshing, </text:p>
        <text:p text:style-name="P1"/>
        <text:p text:style-name="P1">變調嘛愛變予明。</text:p>
        <text:p text:style-name="P1">piàn-tiāu mā ài piàn hōo bîng. </text:p>
        <text:p text:style-name="P1"/>
        <text:p text:style-name="P1">上重要的是，</text:p>
        <text:p text:style-name="P1">Siōng tiōng-iàu--ê sī, </text:p>
        <text:p text:style-name="P1"/>
        <text:p text:style-name="P1">千萬毋通共華語、</text:p>
        <text:p text:style-name="P1">tshian-bān m̄-thang kā Huâ-gí, </text:p>
        <text:p text:style-name="P1"/>
        <text:p text:style-name="P1">閩南語濫咧講，</text:p>
        <text:p text:style-name="P1">Bân-lâm-gí lām teh kóng, </text:p>
        <text:p text:style-name="P1"/>
        <text:p text:style-name="P1">抑無是會予人當做笑談記一世人。</text:p>
        <text:p text:style-name="P1">ia̍h bô sī ē hōo lâng tòng-tsò tshiàu-tâm kì tsi̍t-sì-lâng. </text:p>
        <text:p text:style-name="P1"/>
        <text:p text:style-name="P1">親像阮有一个閩南語無蓋輾轉的同事，</text:p>
        <text:p text:style-name="P1">Tshin-tshiūnn guán ū tsi̍t ê Bân-lâm-gí bô kài liàn-tńg ê tông-sū, </text:p>
        <text:p text:style-name="P1"/>
        <text:p text:style-name="P1">共原本唸做「小湧轉大湧」的『小浪轉大浪』，</text:p>
        <text:p text:style-name="P1">kā guân-pún liām-tsò “sió íng tńg tuā íng” ê ‘sió lōng tńg tuā lōng’,</text:p>
        <text:p text:style-name="P1"/>
        <text:p text:style-name="P1">唸做「小人轉大人」，</text:p>
        <text:p text:style-name="P1">liām-tsò “sió lâng tńg tuā-lâng”, </text:p>
        <text:p text:style-name="P1"/>
        <text:p text:style-name="P1"/>
        <text:p text:style-name="P1"><text:soft-page-break/>漁民朋友聽著，</text:p>
        <text:p text:style-name="P1">hî-bîn pîng-iú thiann--tio̍h, </text:p>
        <text:p text:style-name="P1"/>
        <text:p text:style-name="P1">隨敲電話入來抗議，</text:p>
        <text:p text:style-name="P1">suî khà tiān-uē ji̍p--lâi khòng-gī, </text:p>
        <text:p text:style-name="P1"/>
        <text:p text:style-name="P1">講in笑甲無法度掠魚。</text:p>
        <text:p text:style-name="P1">kóng in tshiò kah bô-huat-tōo lia̍h hî.</text:p>
        <text:p text:style-name="P1"/>
        <text:p text:style-name="P1">閣有一擺，</text:p>
        <text:p text:style-name="P1">Koh ū tsi̍t pái,</text:p>
        <text:p text:style-name="P1"/>
        <text:p text:style-name="P1">伊共全部愛文讀的「花鳥山」讀做「hue-tsiáu-suann」；</text:p>
        <text:p text:style-name="P1">i kā tsuân-pōo ài bûn-tho̍k ê “hua-niáu-san” tha̍k-tsò “hue-tsiáu-suann”, </text:p>
        <text:p text:style-name="P1"/>
        <text:p text:style-name="P1">共「較緊轉去」講做「跤筋斷去」，</text:p>
        <text:p text:style-name="P1">kā “khah kín tńg--khì” kóng-tsò “kha-kin tn̄g--khì”,</text:p>
        <text:p text:style-name="P1"/>
        <text:p text:style-name="P1">予聽著的漁民攏誠緊張，</text:p>
        <text:p text:style-name="P1">hōo thiann--tio̍h ê hî-bîn lóng tsiânn kín-tiunn, 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掠準海面上有啥物會斷人跤筋的海賊，</text:p>
        <text:p text:style-name="P1">lia̍h-tsún hái-bīn siōng ū siánn-mih ē tn̄g lâng kha-kin ê hái-tsha̍t, </text:p>
        <text:p text:style-name="P1"/>
        <text:p text:style-name="P1">差一點仔就毋敢出海去掠魚。</text:p>
        <text:p text:style-name="P1">tsha tsi̍t-tiám-á tō m̄ kánn tshut-hái khì lia̍h hî.</text:p>
        <text:p text:style-name="P1"/>
        <text:p text:style-name="P1"/>
        <text:p text:style-name="P1">到今，</text:p>
        <text:p text:style-name="P1">Kàu-tann, </text:p>
        <text:p text:style-name="P1"/>
        <text:p text:style-name="P1">離開電台已經幾若冬矣，</text:p>
        <text:p text:style-name="P1">lī-khui tiān-tâi í-king kuí-nā tang --ah,</text:p>
        <text:p text:style-name="P1"/>
        <text:p text:style-name="P1">毋知較早逐暝聽阮節目的聽眾朋友，</text:p>
        <text:p text:style-name="P1">m̄ tsai khah-tsá ta̍k mê thiann guán tsiat-bo̍k ê thiann-tsiòng pîng-iú,</text:p>
        <text:p text:style-name="P1"/>
        <text:p text:style-name="P1">是毋是猶閣勇健？</text:p>
        <text:p text:style-name="P1">sī m̄ sī iáu-koh ióng-kiānn? </text:p>
        <text:p text:style-name="P1"/>
        <text:p text:style-name="P1">是毋是仝款那聽節目的歌聲，</text:p>
        <text:p text:style-name="P1">Sī m̄ sī kāng-khuán ná thiann tsiat-bo̍k ê kua-siann, </text:p>
        <text:p text:style-name="P1"/>
        <text:p text:style-name="P1">那用歡喜的心情，</text:p>
        <text:p text:style-name="P1">ná īng huann-hí ê sim-tsîng, </text:p>
        <text:p text:style-name="P1"/>
        <text:p text:style-name="P1">快樂出帆咧？</text:p>
        <text:p text:style-name="P1">khuài-lo̍k tshut-phâng --leh?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499e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256-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2:21:12.186556934</dc:date>
    <meta:editing-duration>PT2M2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36" meta:word-count="1232" meta:character-count="3669" meta:non-whitespace-character-count="3228"/>
  </office:meta>
</office:document-meta>
</file>